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2cm" svg:height="8.489cm" svg:x="0.008cm" svg:y="1.0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7-29T15:37:34.077279629</dc:date>
    <meta:editing-duration>PT3M48S</meta:editing-duration>
    <meta:editing-cycles>25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3cm" svg:height="8.49cm" xlink:href="." xlink:type="simple" chart:class="chart:scatter" chart:style-name="ch1">
        <chart:plot-area chart:style-name="ch2" chart:data-source-has-labels="both" svg:x="0.301cm" svg:y="0.169cm" svg:width="14.491cm" svg:height="8.152cm">
          <chart:coordinate-region svg:x="0.843cm" svg:y="0.368cm" svg:width="13.855cm" svg:height="7.75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9475954865942">
                <text:p>-0.99475954865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501332934257217">
                <text:p>-0.501332934257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51162078117254">
                <text:p>-0.251162078117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01332934257218">
                <text:p>0.501332934257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7495252583429">
                <text:p>0.7495252583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994759548659419">
                <text:p>0.9947595486594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3.719105943553">
                <text:p>3.719105943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94759548659421">
                <text:p>0.994759548659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749525258342898">
                <text:p>0.749525258342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501332934257218">
                <text:p>0.501332934257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51162078117253">
                <text:p>0.251162078117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51162078117252">
                <text:p>-0.2511620781172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501332934257217">
                <text:p>-0.501332934257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49525258342897">
                <text:p>-0.74952525834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9475954865942">
                <text:p>-0.99475954865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14330717991598">
                <text:p>-2.143307179915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91587450968564">
                <text:p>-2.915874509685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3511410091699">
                <text:p>-2.35114100916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994759548659421">
                <text:p>-0.9947595486594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501332934257219">
                <text:p>-0.5013329342572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251162078117253">
                <text:p>-0.2511620781172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251162078117251">
                <text:p>0.251162078117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501332934257217">
                <text:p>0.5013329342572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7495252583429">
                <text:p>0.7495252583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994759548659419">
                <text:p>0.9947595486594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3.08205297110315">
                <text:p>3.082052971103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3.08205297110315">
                <text:p>3.08205297110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.7031171662603">
                <text:p>1.70311716626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.994759548659422">
                <text:p>0.9947595486594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749525258342903">
                <text:p>0.7495252583429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501332934257216">
                <text:p>0.501332934257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0.251162078117251">
                <text:p>-0.2511620781172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501332934257213">
                <text:p>-0.501332934257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0.7495252583429">
                <text:p>-0.74952525834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0.994759548659419">
                <text:p>-0.9947595486594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2.91587450968564">
                <text:p>-2.915874509685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3.08205297110315">
                <text:p>-3.082052971103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